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a91d" officeooo:paragraph-rsid="001da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fjhadtjhra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16T10:28:19.944847260</meta:creation-date>
    <dc:date>2019-09-16T10:28:30.715114435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3.1.2$MacOSX_X86_64 LibreOffice_project/b79626edf0065ac373bd1df5c28bd630b4424273</meta:generator>
  </office:meta>
</office:document-meta>
</file>